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292ed" officeooo:paragraph-rsid="001292ed"/>
    </style:style>
    <style:style style:name="P2" style:family="paragraph" style:parent-style-name="Standard">
      <style:text-properties fo:font-weight="bold" officeooo:rsid="001292ed" officeooo:paragraph-rsid="001292ed" style:font-weight-asian="bold" style:font-weight-complex="bold"/>
    </style:style>
    <style:style style:name="P3" style:family="paragraph" style:parent-style-name="Standard">
      <style:text-properties fo:font-weight="bold" officeooo:rsid="00131741" officeooo:paragraph-rsid="00131741" style:font-weight-asian="bold" style:font-weight-complex="bold"/>
    </style:style>
    <style:style style:name="P4" style:family="paragraph" style:parent-style-name="Standard">
      <style:text-properties fo:font-weight="bold" officeooo:rsid="0013da7e" officeooo:paragraph-rsid="0013da7e" style:font-weight-asian="bold" style:font-weight-complex="bold"/>
    </style:style>
    <style:style style:name="P5" style:family="paragraph" style:parent-style-name="Standard">
      <style:text-properties fo:font-weight="bold" officeooo:rsid="0015b7d2" officeooo:paragraph-rsid="0015b7d2" style:font-weight-asian="bold" style:font-weight-complex="bold"/>
    </style:style>
    <style:style style:name="P6" style:family="paragraph" style:parent-style-name="Standard">
      <style:text-properties fo:font-weight="normal" officeooo:rsid="00131741" officeooo:paragraph-rsid="00131741" style:font-weight-asian="normal" style:font-weight-complex="normal"/>
    </style:style>
    <style:style style:name="P7" style:family="paragraph" style:parent-style-name="Standard">
      <style:text-properties fo:font-weight="normal" officeooo:rsid="0013da7e" officeooo:paragraph-rsid="0013da7e" style:font-weight-asian="normal" style:font-weight-complex="normal"/>
    </style:style>
    <style:style style:name="P8" style:family="paragraph" style:parent-style-name="Standard">
      <style:text-properties officeooo:rsid="00131741" officeooo:paragraph-rsid="00131741"/>
    </style:style>
    <style:style style:name="P9" style:family="paragraph" style:parent-style-name="Standard">
      <style:text-properties fo:font-size="16pt" fo:font-weight="bold" officeooo:rsid="001292ed" officeooo:paragraph-rsid="001292ed" style:font-size-asian="16pt" style:font-weight-asian="bold" style:font-size-complex="16pt" style:font-weight-complex="bold"/>
    </style:style>
    <style:style style:name="P10" style:family="paragraph" style:parent-style-name="Standard">
      <style:text-properties fo:font-weight="normal" officeooo:rsid="00131741" officeooo:paragraph-rsid="00131741" style:font-weight-asian="normal" style:font-weight-complex="normal"/>
    </style:style>
    <style:style style:name="P11" style:family="paragraph" style:parent-style-name="Standard">
      <style:text-properties fo:font-weight="normal" officeooo:rsid="0016fe17" officeooo:paragraph-rsid="0016fe17" style:font-weight-asian="normal" style:font-weight-complex="normal"/>
    </style:style>
    <style:style style:name="T1" style:family="text">
      <style:text-properties officeooo:rsid="00131741"/>
    </style:style>
    <style:style style:name="T2" style:family="text">
      <style:text-properties officeooo:rsid="0014bd28"/>
    </style:style>
    <style:style style:name="T3" style:family="text">
      <style:text-properties officeooo:rsid="0016fe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igital Marketing Site</text:p>
      <text:p text:style-name="P1"/>
      <text:p text:style-name="P2">Header</text:p>
      <text:p text:style-name="P6">Logo</text:p>
      <text:p text:style-name="P6">Links</text:p>
      <text:p text:style-name="P5">Main</text:p>
      <text:p text:style-name="P6">Big arse image</text:p>
      <text:p text:style-name="P6">About</text:p>
      <text:p text:style-name="P2">Services</text:p>
      <text:p text:style-name="P7">SEO</text:p>
      <text:p text:style-name="P7">SEM</text:p>
      <text:p text:style-name="P7">Display advertising</text:p>
      <text:p text:style-name="P7">Social Media Marketing</text:p>
      <text:p text:style-name="P7">Email marketing</text:p>
      <text:p text:style-name="P2">Case Studies</text:p>
      <text:p text:style-name="P6">Make some shit up</text:p>
      <text:p text:style-name="P4">Some shit from the CEO</text:p>
      <text:p text:style-name="P7">Image and description</text:p>
      <text:p text:style-name="P3">Testimonials</text:p>
      <text:p text:style-name="P6">Make some shit up</text:p>
      <text:p text:style-name="P2">Contact</text:p>
      <text:p text:style-name="P6">Name</text:p>
      <text:p text:style-name="P11">Phone</text:p>
      <text:p text:style-name="P6">Email</text:p>
      <text:p text:style-name="P6">Message</text:p>
      <text:p text:style-name="P6">-<text:span text:style-name="T3">Error handling</text:span></text:p>
      <text:p text:style-name="P6">-<text:span text:style-name="T3">Send mail</text:span></text:p>
      <text:p text:style-name="P2">Footer</text:p>
      <text:p text:style-name="P1">Contact <text:span text:style-name="T1">d</text:span>etails</text:p>
      <text:p text:style-name="P8">Social links <text:span text:style-name="T2">(Facebook, LinkedI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21:44:54.621129239</meta:creation-date>
    <dc:date>2020-07-08T00:40:07.382207936</dc:date>
    <meta:editing-duration>PT1H9M33S</meta:editing-duration>
    <meta:editing-cycles>4</meta:editing-cycles>
    <meta:generator>LibreOffice/6.2.3.2$MacOSX_X86_64 LibreOffice_project/aecc05fe267cc68dde00352a451aa867b3b546ac</meta:generator>
    <meta:document-statistic meta:table-count="0" meta:image-count="0" meta:object-count="0" meta:page-count="1" meta:paragraph-count="29" meta:word-count="56" meta:character-count="338" meta:non-whitespace-character-count="311"/>
  </office:meta>
</office:document-meta>
</file>